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ccff" draw:textarea-horizontal-align="justify" draw:textarea-vertical-align="middle" draw:auto-grow-height="false" fo:min-height="7.35cm" fo:min-width="0.1cm"/>
    </style:style>
    <style:style style:name="gr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width="0.081cm" svg:stroke-color="#666666" draw:marker-start-width="0.321cm" draw:marker-end-width="0.321cm" draw:fill="none" draw:fill-color="#000000" draw:textarea-horizontal-align="justify" draw:textarea-vertical-align="middle" draw:auto-grow-height="false" fo:min-height="8.97cm" fo:min-width="8.62cm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45cm" fo:min-width="8.9cm"/>
    </style:style>
    <style:style style:name="gr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35cm" fo:min-width="8.9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45cm" fo:min-width="6.5cm"/>
    </style:style>
    <style:style style:name="gr8" style:family="graphic" style:parent-style-name="standard">
      <style:graphic-properties draw:stroke="none" draw:fill-color="#99ccff" draw:textarea-horizontal-align="justify" draw:textarea-vertical-align="middle" draw:auto-grow-height="false" fo:min-height="11.157cm" fo:min-width="0.4cm"/>
    </style:style>
    <style:style style:name="gr9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099cm"/>
    </style:style>
    <style:style style:name="gr10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099cm"/>
    </style:style>
    <style:style style:name="gr11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101cm"/>
    </style:style>
    <style:style style:name="gr1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101cm"/>
    </style:style>
    <style:style style:name="gr13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49cm" fo:min-width="0.101cm"/>
    </style:style>
    <style:style style:name="gr14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099cm"/>
    </style:style>
    <style:style style:name="gr16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01cm"/>
    </style:style>
    <style:style style:name="gr17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099cm"/>
    </style:style>
    <style:style style:name="gr18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cm"/>
    </style:style>
    <style:style style:name="gr19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01cm"/>
    </style:style>
    <style:style style:name="gr20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0.101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5cm" fo:min-width="10.9cm"/>
    </style:style>
    <style:style style:name="gr22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2.8cm"/>
    </style:style>
    <style:style style:name="gr23" style:family="graphic" style:parent-style-name="objectwithoutfill">
      <style:graphic-properties svg:stroke-width="0.081cm" svg:stroke-color="#666666" draw:marker-start="Arrow" draw:marker-start-width="0.5cm" draw:marker-end="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3333"/>
      <style:paragraph-properties fo:text-align="center"/>
      <style:text-properties fo:font-size="18pt"/>
    </style:style>
    <style:style style:name="P7" style:family="paragraph">
      <loext:graphic-properties draw:fill="none" draw:fill-color="#ff3333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7.6cm" svg:x="5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6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7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8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9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0.3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5.4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6.4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7.4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4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9.4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0.4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4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3.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4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2.1cm" svg:y="3.36cm">
          <text:p text:style-name="P4"><text:span text:style-name="T1">Module 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5.4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6.4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7.4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8.4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9.4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0.4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3.4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4.4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2.6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2.6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2.6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2.6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2.6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2.6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2.6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2.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.4cm 12.1cm)">
          <text:p text:style-name="P4">Row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9cm" svg:height="11.407cm" draw:transform="rotate (-1.5707963267949) translate (19.3cm 16.8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7.692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9.14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6.192cm 17.0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01cm" svg:height="0.601cm" draw:transform="rotate (-1.5707963267949) translate (14.69cm 17.0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3.18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1.689cm 17.0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01cm" svg:height="0.6cm" draw:transform="rotate (-1.5707963267949) translate (10.187cm 17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01cm" svg:height="0.599cm" draw:transform="rotate (-1.5707963267949) translate (8.686cm 17.00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cm" svg:height="0.6cm" svg:x="17.099cm" svg:y="18.105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6cm" svg:height="0.6cm" svg:x="18.554cm" svg:y="18.059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99cm" svg:height="0.601cm" svg:x="15.594cm" svg:y="18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601cm" svg:height="0.601cm" svg:x="14.096cm" svg:y="18.103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599cm" svg:height="0.6cm" svg:x="12.59cm" svg:y="18.099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6cm" svg:height="0.601cm" svg:x="11.091cm" svg:y="18.10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01cm" svg:height="0.6cm" svg:x="9.594cm" svg:y="18.10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601cm" svg:height="0.599cm" svg:x="8.088cm" svg:y="18.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4cm" svg:height="0.5cm" svg:x="7.9cm" svg:y="16cm">
          <text:p text:style-name="P4">Byte ≙ 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cm" svg:height="0.599cm" svg:x="4.2cm" svg:y="18.1cm">
          <text:p text:style-name="P4">Row ≙ <text:s/>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6.82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7.82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8.821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19.82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0.82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1.82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1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1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1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1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5.82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4.82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13.82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1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1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1cm" svg:y="1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13.621cm" svg:y="3.36cm">
          <text:p text:style-name="P4"><text:span text:style-name="T1">Module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921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7.921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8.921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9.921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0.921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1.921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14.921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5.921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14.121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13.62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2.921cm 12.1cm)">
          <text:p text:style-name="P4">Row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24cm" svg:y1="9cm" svg:x2="27.2cm" svg:y2="9cm">
          <text:p text:style-name="P4"><text:s text:c="4"/>Input</text:p>
          <text:p text:style-name="P4"/>
          <text:p text:style-name="P4"/>
        </draw:line>
      </draw:page>
      <draw:page draw:name="page2" draw:style-name="dp1" draw:master-page-name="Standard">
        <draw:custom-shape draw:style-name="gr1" draw:text-style-name="P1" draw:layer="layout" svg:width="0.6cm" svg:height="7.6cm" draw:transform="rotate (-1.57201805727129) translate (12.526cm 8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-1.57201805727129) translate (12.525cm 9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-1.57201805727129) translate (12.524cm 10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-1.57201805727129) translate (12.522cm 11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-1.57201805727129) translate (12.521cm 12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-1.57201805727129) translate (12.521cm 13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6cm 8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6cm 8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6cm 8.2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6cm 8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6cm 8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5cm 8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5cm 8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6cm 8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5cm 9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5cm 9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5cm 9.2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5cm 9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5cm 9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5cm 9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5cm 9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6cm 9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4cm 10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4cm 10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4cm 10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4cm 10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4cm 10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4cm 10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4cm 10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4cm 10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2cm 11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2cm 11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2cm 11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2cm 11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2cm 11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2cm 11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2cm 11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2cm 11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1cm 12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1cm 12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1cm 12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1cm 12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1cm 12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1cm 12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1cm 12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1cm 12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cm 13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cm 13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cm 13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cm 13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cm 13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cm 13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cm 13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cm 13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-1.57201805727129) translate (12.527cm 7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-1.57201805727129) translate (12.529cm 6.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2cm" svg:height="9.3cm" draw:transform="rotate (-1.57201805727129) translate (13.13cm 5.1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8cm 6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8cm 6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8cm 6.2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8cm 6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8cm 6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9cm 6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9cm 6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9cm 6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1.428cm 7.2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2.428cm 7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10.427cm 7.2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9.427cm 7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8.427cm 7.2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7.427cm 7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6.428cm 7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1.57201805727129) translate (5.428cm 7.2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4cm" svg:height="0.7cm" draw:transform="rotate (-1.57201805727129) translate (14.171cm 4.962cm)">
          <text:p text:style-name="P4"><text:span text:style-name="T1">Modul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draw:transform="rotate (-1.57201805727129) translate (4.524cm 8.251cm)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draw:transform="rotate (-1.57201805727129) translate (4.524cm 9.251cm)">
          <text:p text:style-name="P4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draw:transform="rotate (-1.57201805727129) translate (4.523cm 10.251cm)">
          <text:p text:style-name="P4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draw:transform="rotate (-1.57201805727129) translate (4.52cm 11.251cm)">
          <text:p text:style-name="P4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draw:transform="rotate (-1.57201805727129) translate (4.519cm 12.251cm)">
          <text:p text:style-name="P4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draw:transform="rotate (-1.57201805727129) translate (4.518cm 13.251cm)">
          <text:p text:style-name="P4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cm" svg:height="0.4cm" draw:transform="rotate (-1.57201805727129) translate (4.527cm 6.25cm)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draw:transform="rotate (-1.57201805727129) translate (4.526cm 7.25cm)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12.43cm 5.459cm)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10.429cm 5.457cm)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9.429cm 5.455cm)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8.429cm 5.455cm)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7.429cm 5.454cm)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6.429cm 5.452cm)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5.429cm 5.451cm)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draw:transform="rotate (-1.57201805727129) translate (11.43cm 5.458cm)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9.4cm" svg:height="0.6cm" draw:transform="rotate (-1.57201805727129) translate (3.53cm 4.949cm)">
          <text:p text:style-name="P4"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cm" svg:height="0.7cm" draw:transform="rotate (-0.00122173047639531) translate (5.431cm 4.251cm)">
          <text:p text:style-name="P4">Row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9:22:44.219000000</meta:creation-date>
    <dc:date>2016-11-01T21:56:36.543000000</dc:date>
    <meta:editing-duration>PT48M31S</meta:editing-duration>
    <meta:editing-cycles>9</meta:editing-cycles>
    <meta:generator>LibreOffice/5.1.5.2$Windows_x86 LibreOffice_project/7a864d8825610a8c07cfc3bc01dd4fce6a9447e5</meta:generator>
    <meta:document-statistic meta:object-count="296"/>
  </office:meta>
</office:document-meta>
</file>